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fo:color="#000000" loext:opacity="100%" style:font-name="Times New Roman" fo:font-size="14pt" fo:language="en" fo:country="US" fo:font-weight="normal" officeooo:rsid="00039980" fo:background-color="#ffffff" style:font-size-asian="14pt" style:font-weight-asian="normal" style:font-size-complex="14pt" style:font-weight-complex="normal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Heading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7" style:family="paragraph" style:parent-style-name="Heading_20_1" style:list-style-name="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5in" style:auto-text-indent="false" style:page-number="auto" fo:background-color="transparent"/>
      <style:text-properties fo:color="#000000" loext:opacity="100%" style:font-name="Times New Roman" fo:font-size="14pt" fo:language="uk" fo:country="UA" fo:font-weight="normal" officeooo:rsid="000e4878" officeooo:paragraph-rsid="000e4878" fo:background-color="#ffffff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fo:color="#000000" loext:opacity="100%" style:font-name="Times New Roman" fo:font-size="14pt" fo:language="uk" fo:country="UA" fo:font-weight="normal" officeooo:rsid="000ec5ed" officeooo:paragraph-rsid="000ec5ed" fo:background-color="#ffffff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5in" style:auto-text-indent="false" fo:background-color="transparent"/>
      <style:text-properties fo:color="#000000" loext:opacity="100%" style:font-name="Times New Roman" fo:font-size="14pt" fo:language="en" fo:country="US" fo:font-weight="normal" officeooo:rsid="000ec5ed" officeooo:paragraph-rsid="000ec5ed" fo:background-color="#fffff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paragraph-rsid="000a6406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officeooo:rsid="002362a3" officeooo:paragraph-rsid="000a6406" style:font-size-asian="14pt" style:font-size-complex="14pt"/>
    </style:style>
    <style:style style:name="P16" style:family="paragraph" style:parent-style-name="Standard" style:master-page-name="First_20_Page">
      <style:paragraph-properties fo:text-align="center" style:justify-single-word="false" style:page-number="1" fo:break-before="page"/>
    </style:style>
    <style:style style:name="P17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a6406" style:font-size-asian="14pt" style:font-size-complex="14pt"/>
    </style:style>
    <style:style style:name="P18" style:family="paragraph" style:parent-style-name="normal">
      <style:paragraph-properties fo:margin-left="3.5437in" fo:margin-right="0in" fo:line-height="150%" fo:text-align="end" style:justify-single-word="false" fo:text-indent="0in" style:auto-text-indent="false"/>
      <style:text-properties style:font-name="Times New Roman" fo:font-size="14pt" officeooo:paragraph-rsid="000a6406" style:font-size-asian="14pt" style:font-size-complex="14pt"/>
    </style:style>
    <style:style style:name="P19" style:family="paragraph" style:parent-style-name="normal">
      <style:paragraph-properties fo:line-height="150%"/>
      <style:text-properties style:font-name="Times New Roman" fo:font-size="14pt" officeooo:paragraph-rsid="000a6406" style:font-size-asian="14pt" style:font-size-complex="14pt"/>
    </style:style>
    <style:style style:name="P20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a6406" style:font-size-asian="14pt" style:font-weight-asian="bold" style:font-size-complex="14pt"/>
    </style:style>
    <style:style style:name="P21" style:family="paragraph" style:parent-style-name="normal">
      <style:paragraph-properties fo:margin-left="0in" fo:margin-right="0in" fo:line-height="150%" fo:text-align="center" style:justify-single-word="false" fo:text-indent="0in" style:auto-text-indent="false"/>
      <style:text-properties fo:color="#000000" loext:opacity="100%" style:font-name="Times New Roman" fo:font-size="14pt" fo:font-weight="bold" officeooo:paragraph-rsid="000a6406" style:font-size-asian="14pt" style:font-weight-asian="bold" style:font-size-complex="14pt"/>
    </style:style>
    <style:style style:name="P22" style:family="paragraph">
      <loext:graphic-properties draw:fill="none"/>
      <style:paragraph-properties fo:text-align="start" style:writing-mode="lr-tb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13866b0"/>
    </style:style>
    <style:style style:name="T3" style:family="text">
      <style:text-properties fo:language="uk" fo:country="UA" officeooo:rsid="000a6406"/>
    </style:style>
    <style:style style:name="T4" style:family="text">
      <style:text-properties fo:language="uk" fo:country="UA" officeooo:rsid="000c1ddb"/>
    </style:style>
    <style:style style:name="T5" style:family="text">
      <style:text-properties fo:language="en" fo:country="US" officeooo:rsid="013866b0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92f8c"/>
    </style:style>
    <style:style style:name="T8" style:family="text">
      <style:text-properties officeooo:rsid="001bd777"/>
    </style:style>
    <style:style style:name="T9" style:family="text">
      <style:text-properties officeooo:rsid="002362a3"/>
    </style:style>
    <style:style style:name="T10" style:family="text">
      <style:text-properties officeooo:rsid="0008321a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ec5ed"/>
    </style:style>
    <style:style style:name="T13" style:family="text">
      <style:text-properties officeooo:rsid="000ec5e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-start text:name="__RefHeading___Toc7373_1406614966"/>ДОДАТОК <text:span text:style-name="T3">В</text:span><text:bookmark-end text:name="__RefHeading___Toc7373_1406614966"/></text:p>
      <text:p text:style-name="P19"/>
      <text:p text:style-name="P17">Факультет інформатики та обчислювальної техніки </text:p>
      <text:p text:style-name="P17">Кафедра інформатики та програмної інженерії </text:p>
      <text:p text:style-name="P17"/>
      <text:p text:style-name="P18">“ЗАТВЕРДЖЕНО”</text:p>
      <text:p text:style-name="P18">Керівник роботи </text:p>
      <text:p text:style-name="P18">Світлана ПОПЕРЕШНЯК</text:p>
      <text:p text:style-name="P18">“<text:span text:style-name="T5">2</text:span>” <text:span text:style-name="T2">листопада</text:span> 2023 р.</text:p>
      <text:p text:style-name="P17"/>
      <text:p text:style-name="P17"/>
      <text:p text:style-name="P17"/>
      <text:p text:style-name="P17"/>
      <text:p text:style-name="P21">Файлова система з консольним інтерфейсом</text:p>
      <text:p text:style-name="P20"><text:span text:style-name="T4">Програма та методика тестування</text:span> </text:p>
      <text:p text:style-name="P17"><text:span text:style-name="T6">КПІ.ІП-</text:span>112<text:span text:style-name="T2">5</text:span><text:span text:style-name="T6">.045440.0</text:span><text:span text:style-name="T7">2</text:span><text:span text:style-name="T6">.91</text:span></text:p>
      <text:p text:style-name="P17"/>
      <text:p text:style-name="P17"/>
      <text:p text:style-name="P17"/>
      <text:p text:style-name="P17"/>
      <text:p text:style-name="P17"/>
      <text:p text:style-name="P14">“ПОГОДЖЕНО” </text:p>
      <text:p text:style-name="P14">Керівник роботи:</text:p>
      <text:p text:style-name="P14"><text:span text:style-name="T8">Світлана </text:span><text:span text:style-name="T9">ПОПЕРЕШНЯК</text:span></text:p>
      <text:p text:style-name="P14"/>
      <text:p text:style-name="P15">Консультант:<text:tab/><text:tab/><text:tab/><text:tab/><text:tab/><text:tab/><text:tab/><text:span text:style-name="T10">Виконавець:</text:span></text:p>
      <text:p text:style-name="P15"><text:span text:style-name="T8">Максим </text:span>ГОЛОВЧЕНКО<text:tab/><text:tab/><text:tab/><text:tab/><text:tab/><text:span text:style-name="T2">Владислав ПРИЩЕПА</text:span></text:p>
      <text:p text:style-name="P17"/>
      <text:p text:style-name="P17"/>
      <text:p text:style-name="P17"/>
      <text:p text:style-name="P17"><text:bookmark text:name="_gjdgxs"/>Київ – 2023</text:p>
      <text:table-of-content text:style-name="Sect1" text:protected="true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ЗМІСТ</text:p>
          </text:index-title>
          <text:p text:style-name="P1"><text:a xlink:type="simple" xlink:href="#__RefHeading___Toc16546_1406614966" text:style-name="Index_20_Link" text:visited-style-name="Index_20_Link">1 ОБ’ЄКТ ВИПРОБУВАНЬ<text:tab/>3</text:a></text:p>
          <text:p text:style-name="P1"><text:a xlink:type="simple" xlink:href="#__RefHeading___Toc16548_1406614966" text:style-name="Index_20_Link" text:visited-style-name="Index_20_Link">2 МЕТА ТЕСТУВАННЯ<text:tab/>4</text:a></text:p>
          <text:p text:style-name="P1"><text:a xlink:type="simple" xlink:href="#__RefHeading___Toc16550_1406614966" text:style-name="Index_20_Link" text:visited-style-name="Index_20_Link">3 МЕТОДИ ТЕСТУВАННЯ<text:tab/>5</text:a></text:p>
          <text:p text:style-name="P1"><text:a xlink:type="simple" xlink:href="#__RefHeading___Toc16552_1406614966" text:style-name="Index_20_Link" text:visited-style-name="Index_20_Link">4 ЗАСОБИ ТА ПОРЯДОК ТЕСТУВАННЯ<text:tab/>6</text:a></text:p>
        </text:index-body>
      </text:table-of-content>
      <text:h text:style-name="P7" text:outline-level="1"/>
      <text:h text:style-name="P6" text:outline-level="1"><text:bookmark-start text:name="__RefHeading___Toc16546_1406614966"/>1 ОБ’ЄКТ ВИПРОБУВАНЬ<text:bookmark-end text:name="__RefHeading___Toc16546_1406614966"/></text:h>
      <text:p text:style-name="P9">Об’єктом випробувань є <text:span text:style-name="T13">веб-редактор зображень</text:span>, що написан<text:span text:style-name="T13">ий</text:span> на мові програмування <text:span text:style-name="T12">JavaScript</text:span>. </text:p>
      <text:h text:style-name="P6" text:outline-level="1"><text:bookmark-start text:name="__RefHeading___Toc16548_1406614966"/>2 <text:span text:style-name="T1">МЕТА ТЕСТУВАННЯ</text:span><text:bookmark-end text:name="__RefHeading___Toc16548_1406614966"/></text:h>
      <text:p text:style-name="P11">У процесі тестування має бути перевірено наступне: </text:p>
      <text:p text:style-name="P11">а) працезданість <text:span text:style-name="T1">веб-редактору зображень</text:span>; </text:p>
      <text:p text:style-name="P11">б) виконання функціональних вимог; </text:p>
      <text:p text:style-name="P11">в) виконання нефункціональних вимог. </text:p>
      <text:h text:style-name="P8" text:outline-level="1"><text:bookmark-start text:name="__RefHeading___Toc16550_1406614966"/>3 МЕТОДИ ТЕСТУВАННЯ<text:bookmark-end text:name="__RefHeading___Toc16550_1406614966"/></text:h>
      <text:p text:style-name="P10">Тестування програмного забезпечення було здійснено мануально. </text:p>
      <text:h text:style-name="P6" text:outline-level="1"><text:bookmark-start text:name="__RefHeading___Toc16552_1406614966"/>4 ЗАСОБИ ТА ПОРЯДОК ТЕСТУВАННЯ<text:bookmark-end text:name="__RefHeading___Toc16552_1406614966"/></text:h>
      <text:p text:style-name="P10">Працездатність файлової системи перевіряється за допомогою: </text:p>
      <text:p text:style-name="P10">а) ручного всіх функцій, заявлених в технічному завданні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loext:graphic-properties draw:fill="none"/>
      <style:paragraph-properties fo:text-align="start" style:writing-mode="lr-tb"/>
      <style:text-properties fo:font-size="18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.4925in" style:auto-text-indent="false" fo:break-before="auto" fo:break-after="auto" fo:padding="0in" fo:border="none" fo:keep-with-next="auto">
        <style:tab-stops>
          <style:tab-stop style:position="0.8437in"/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gr1" style:family="graphic">
      <style:graphic-properties draw:stroke="none" svg:stroke-width="0in" draw:fill="none" draw:textarea-vertical-align="middle" draw:auto-grow-height="false" fo:min-height="0.2083in" fo:min-width="0.3264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in" draw:fill="none" draw:textarea-vertical-align="middle" draw:auto-grow-height="false" fo:min-height="0.2075in" fo:min-width="0.287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in" draw:fill="none" draw:textarea-vertical-align="middle" draw:auto-grow-height="false" fo:min-height="0.998in" fo:min-width="0.2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in" draw:fill="none" draw:textarea-vertical-align="middle" draw:auto-grow-height="false" fo:min-height="0.2083in" fo:min-width="0.1291in" fo:padding-top="0in" fo:padding-bottom="0in" fo:padding-left="0.0398in" fo:padding-right="0.0398in" fo:wrap-option="wrap" style:writing-mode="lr-tb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0.7874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2" svg:width="0.4051in" svg:height="0.2079in" svg:x="2.9484in" svg:y="10.5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3" svg:width="0.287in" svg:height="0.2071in" svg:x="0.7819in" svg:y="10.115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2" svg:width="0.4051in" svg:height="0.2079in" svg:x="2.9484in" svg:y="10.703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2" svg:width="0.4051in" svg:height="0.2079in" svg:x="2.9484in" svg:y="10.8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3" svg:width="0.2862in" svg:height="0.9976in" draw:transform="rotate (1.5707963267949) translate (0.863489720034996in 8.77265966754156in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2" svg:width="0.4051in" svg:height="0.2079in" svg:x="2.9484in" svg:y="11.295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3" svg:width="0.287in" svg:height="0.2071in" svg:x="0.7819in" svg:y="9.916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2" svg:width="0.4051in" svg:height="0.2079in" svg:x="2.9484in" svg:y="11.09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2" svg:width="0.2079in" svg:height="0.2079in" svg:x="6.0984in" svg:y="10.707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4:36:02.090000000</meta:creation-date>
    <dc:date>2023-12-28T14:47:17.317000000</dc:date>
    <meta:editing-duration>PT11M12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6" meta:paragraph-count="33" meta:word-count="127" meta:character-count="1017" meta:non-whitespace-character-count="899"/>
  </office:meta>
</office:document-meta>
</file>